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4" table:default-cell-style-name="ce10"/>
        <table:table-column table:style-name="co5" table:default-cell-style-name="ce10"/>
        <table:table-column table:style-name="co6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7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3:44:12.24130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5-08T13:47:57.642664000</dc:date>
    <meta:editing-duration>P6DT4H32M19S</meta:editing-duration>
    <meta:editing-cycles>61</meta:editing-cycles>
    <meta:generator>LibreOffice/5.4.6.2$MacOSX_X86_64 LibreOffice_project/4014ce260a04f1026ba855d3b8d91541c224eab8</meta:generator>
    <meta:document-statistic meta:table-count="6" meta:cell-count="521" meta:object-count="0"/>
  </office:meta>
</office:document-meta>
</file>